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Black" svg:font-family="'Arial Black'" style:font-family-generic="swiss" style:font-pitch="variable"/>
    <style:font-face style:name="Arial Black1" svg:font-family="'Arial Black'" style:font-adornments="Regular" style:font-family-generic="swiss" style:font-pitch="variable"/>
    <style:font-face style:name="Arial1" svg:font-family="Arial" style:font-adornments="Regular" style:font-family-generic="swiss" style:font-pitch="variable"/>
    <style:font-face style:name="Gentium" svg:font-family="Gentium"/>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aakar" svg:font-family="aakar" style:font-pitch="variable"/>
  </office:font-face-decls>
  <office:automatic-styles>
    <style:style style:name="P1" style:family="paragraph" style:parent-style-name="Heading_20_5">
      <style:paragraph-properties fo:margin-top="0.0598in" fo:margin-bottom="0.0598in" style:contextual-spacing="false" fo:text-align="center" style:justify-single-word="false"/>
      <style:text-properties style:font-name="Arial Black" fo:font-size="10.5pt" officeooo:paragraph-rsid="001418f0" style:font-size-asian="10.5pt" style:font-size-complex="10.5pt"/>
    </style:style>
    <style:style style:name="P2" style:family="paragraph" style:parent-style-name="Heading_20_5">
      <style:paragraph-properties fo:margin-top="0.0598in" fo:margin-bottom="0.0598in" style:contextual-spacing="false" fo:text-align="center" style:justify-single-word="false"/>
      <style:text-properties officeooo:paragraph-rsid="001418f0"/>
    </style:style>
    <style:style style:name="P3" style:family="paragraph" style:parent-style-name="Text_20_body">
      <style:text-properties fo:font-size="10.5pt" style:font-size-asian="10.5pt" style:font-size-complex="10.5pt"/>
    </style:style>
    <style:style style:name="P4" style:family="paragraph" style:parent-style-name="Text_20_body">
      <style:text-properties fo:font-size="10.5pt" officeooo:paragraph-rsid="002d2ce2" style:font-size-asian="10.5pt" style:font-size-complex="10.5pt"/>
    </style:style>
    <style:style style:name="P5" style:family="paragraph" style:parent-style-name="Text_20_body">
      <style:text-properties fo:font-size="10.5pt" officeooo:paragraph-rsid="002ab22d" style:font-size-asian="10.5pt" style:font-size-complex="10.5pt"/>
    </style:style>
    <style:style style:name="P6" style:family="paragraph" style:parent-style-name="Heading_20_5">
      <style:paragraph-properties fo:text-align="center" style:justify-single-word="false"/>
      <style:text-properties fo:color="#000000" loext:opacity="100%" style:font-name="Arial Black" fo:font-size="10.5pt" fo:font-weight="bold" style:font-size-asian="10.5pt" style:font-weight-asian="bold" style:font-size-complex="10.5pt" style:font-weight-complex="bold"/>
    </style:style>
    <style:style style:name="P7" style:family="paragraph" style:parent-style-name="Text_20_body">
      <style:text-properties fo:font-size="10pt" style:font-size-asian="10pt" style:font-size-complex="10pt"/>
    </style:style>
    <style:style style:name="P8" style:family="paragraph" style:parent-style-name="Heading_20_5">
      <style:paragraph-properties fo:text-align="center" style:justify-single-word="false"/>
    </style:style>
    <style:style style:name="P9" style:family="paragraph" style:parent-style-name="Text_20_body">
      <style:text-properties style:font-name="Arial" fo:font-size="10.5pt" style:font-size-asian="10.5pt" style:font-size-complex="10.5pt"/>
    </style:style>
    <style:style style:name="P10" style:family="paragraph" style:parent-style-name="Text_20_body">
      <style:paragraph-properties fo:text-align="end" style:justify-single-word="false"/>
      <style:text-properties style:font-name="Arial" fo:font-size="10.5pt" officeooo:rsid="001889e0" officeooo:paragraph-rsid="001889e0" style:font-size-asian="10.5pt" style:font-size-complex="10.5pt"/>
    </style:style>
    <style:style style:name="T1" style:family="text">
      <style:text-properties style:font-name="Arial Black" fo:font-size="10.5pt" style:font-size-asian="10.5pt" style:font-size-complex="10.5pt"/>
    </style:style>
    <style:style style:name="T2" style:family="text">
      <style:text-properties style:font-name="Arial Black" fo:font-size="10.5pt" officeooo:rsid="001418f0" style:font-size-asian="10.5pt" style:font-size-complex="10.5pt"/>
    </style:style>
    <style:style style:name="T3" style:family="text">
      <style:text-properties officeooo:rsid="00187226"/>
    </style:style>
    <style:style style:name="T4" style:family="text">
      <style:text-properties officeooo:rsid="002ab22d"/>
    </style:style>
    <style:style style:name="T5" style:family="text">
      <style:text-properties officeooo:rsid="001c3eb2"/>
    </style:style>
    <style:style style:name="T6" style:family="text">
      <style:text-properties fo:font-weight="bold" officeooo:rsid="0031cfc7" style:font-weight-asian="bold" style:font-weight-complex="bold"/>
    </style:style>
    <style:style style:name="T7" style:family="text">
      <style:text-properties fo:font-weight="bold" style:font-weight-asian="bold" style:font-weight-complex="bold"/>
    </style:style>
    <style:style style:name="T8" style:family="text">
      <style:text-properties fo:font-weight="bold" officeooo:rsid="0029130d" style:font-weight-asian="bold" style:font-weight-complex="bold"/>
    </style:style>
    <style:style style:name="T9" style:family="text">
      <style:text-properties officeooo:rsid="001751b8"/>
    </style:style>
    <style:style style:name="T10" style:family="text">
      <style:text-properties officeooo:rsid="001889e0"/>
    </style:style>
    <style:style style:name="T11" style:family="text">
      <style:text-properties officeooo:rsid="0031cfc7"/>
    </style:style>
    <style:style style:name="T12" style:family="text">
      <style:text-properties fo:font-weight="bold" officeooo:rsid="00187226" style:font-weight-asian="bold" style:font-weight-complex="bold"/>
    </style:style>
    <style:style style:name="T13" style:family="text">
      <style:text-properties officeooo:rsid="00221784"/>
    </style:style>
    <style:style style:name="T14" style:family="text">
      <style:text-properties fo:font-weight="bold" officeooo:rsid="00233946" style:font-weight-asian="bold" style:font-weight-complex="bold"/>
    </style:style>
    <style:style style:name="T15" style:family="text">
      <style:text-properties fo:font-weight="normal" officeooo:rsid="00233946" style:font-weight-asian="normal" style:font-weight-complex="normal"/>
    </style:style>
    <style:style style:name="T16" style:family="text">
      <style:text-properties fo:font-weight="bold" officeooo:rsid="0024db0d" style:font-weight-asian="bold" style:font-weight-complex="bold"/>
    </style:style>
    <style:style style:name="T17" style:family="text">
      <style:text-properties officeooo:rsid="00234223"/>
    </style:style>
    <style:style style:name="T18" style:family="text">
      <style:text-properties officeooo:rsid="00233946"/>
    </style:style>
    <style:style style:name="T19" style:family="text">
      <style:text-properties fo:font-weight="bold" officeooo:rsid="00234223" style:font-weight-asian="bold" style:font-weight-complex="bold"/>
    </style:style>
    <style:style style:name="T20" style:family="text">
      <style:text-properties fo:font-weight="normal" style:font-weight-asian="normal" style:font-weight-complex="normal"/>
    </style:style>
    <style:style style:name="T21" style:family="text">
      <style:text-properties officeooo:rsid="0030ea3d"/>
    </style:style>
    <style:style style:name="T22" style:family="text">
      <style:text-properties officeooo:rsid="001cd8d9"/>
    </style:style>
    <style:style style:name="T23" style:family="text">
      <style:text-properties officeooo:rsid="001fae57"/>
    </style:style>
    <style:style style:name="T24" style:family="text">
      <style:text-properties officeooo:rsid="00141bce"/>
    </style:style>
    <style:style style:name="T25" style:family="text">
      <style:text-properties officeooo:rsid="0024a4bc"/>
    </style:style>
    <style:style style:name="T26" style:family="text">
      <style:text-properties officeooo:rsid="001907ce"/>
    </style:style>
    <style:style style:name="T27" style:family="text">
      <style:text-properties officeooo:rsid="0024db0d"/>
    </style:style>
    <style:style style:name="T28" style:family="text">
      <style:text-properties style:font-name="Arial" fo:font-size="10.5pt" fo:font-weight="bold" officeooo:rsid="001907ce" style:font-size-asian="10.5pt" style:font-weight-asian="bold" style:font-size-complex="10.5pt" style:font-weight-complex="bold"/>
    </style:style>
    <style:style style:name="T29" style:family="text">
      <style:text-properties style:font-name="Arial" fo:font-size="10.5pt" fo:font-weight="bold" style:font-size-asian="10.5pt" style:font-weight-asian="bold" style:font-size-complex="10.5pt" style:font-weight-complex="bold"/>
    </style:style>
    <style:style style:name="T30" style:family="text">
      <style:text-properties style:font-name="Arial" fo:font-size="10.5pt" style:font-size-asian="10.5pt" style:font-size-complex="10.5pt"/>
    </style:style>
    <style:style style:name="T31" style:family="text">
      <style:text-properties style:font-name="Arial" fo:font-size="10.5pt" officeooo:rsid="0024db0d" style:font-size-asian="10.5pt" style:font-size-complex="10.5pt"/>
    </style:style>
    <style:style style:name="T32" style:family="text">
      <style:text-properties style:font-name="Arial" fo:font-size="10.5pt" officeooo:rsid="001418f0" style:font-size-asian="10.5pt" style:font-size-complex="10.5pt"/>
    </style:style>
    <style:style style:name="T33" style:family="text">
      <style:text-properties officeooo:rsid="0032d6b2"/>
    </style:style>
    <style:style style:name="Sect1" style:family="section">
      <style:section-properties fo:margin-left="0in" fo:margin-right="0in"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5"/>
      <text:h text:style-name="P2" text:outline-level="5"><text:span text:style-name="T1">Terran Society<text:line-break/></text:span><text:span text:style-name="T2">Organizational </text:span><text:span text:style-name="T1">Structure</text:span></text:h>
      <text:section text:style-name="Sect1" text:name="body-001">
        <text:p text:style-name="P3"><text:span text:style-name="T3">The </text:span>Terran Society Constitution defines a structural framework enabling function<text:span text:style-name="T3">al</text:span> communit<text:span text:style-name="T4">ies</text:span> and<text:span text:style-name="T3"> human-centric </text:span>civilization to develop <text:span text:style-name="T3">in </text:span>peace and prosperity. <text:s/></text:p>
        <text:p text:style-name="P3">The primary objective is to protect the Rights of the People, then meet the basic needs of each member. </text:p>
        <text:p text:style-name="P3"><text:span text:style-name="T5">T</text:span>here are three tiers, <text:span text:style-name="T6">District</text:span>, <text:span text:style-name="T7">Region</text:span> and <text:span text:style-name="T8">World</text:span>. </text:p>
        <text:p text:style-name="P3"><text:span text:style-name="T6">District</text:span><text:span text:style-name="T7">:</text:span> <text:s/><text:span text:style-name="T3">C</text:span>omposed of a Council of Elders and a Representative for the Regional Council of the <text:span text:style-name="T9">Districts</text:span>. </text:p>
        <text:p text:style-name="P3"><text:span text:style-name="T7">Region:</text:span> <text:s/><text:span text:style-name="T10">Consists of</text:span> Executive, Legislative, Judicial and Fair Witness Branches to administer the Public Trust and Member Services <text:span text:style-name="T11">for a Region</text:span>.</text:p>
        <text:p text:style-name="P3"><text:span text:style-name="T8">World</text:span><text:span text:style-name="T12">: </text:span><text:span text:style-name="T3"><text:s/>Formed by </text:span>Regions, <text:span text:style-name="T3">has</text:span> four branches as well, although <text:span text:style-name="T3">with</text:span> different roles. </text:p>
        <text:p text:style-name="P4">This system is based on simple, decentralized structures with correcting checks and balances. The following are our Basic Principals and Rights of the People.</text:p>
        <text:p text:style-name="P5"><text:span text:style-name="T9">A Person must</text:span> agree to <text:span text:style-name="T9">respect these rights to be considered for</text:span> membership in Terran Society.</text:p>
        <text:h text:style-name="P6" text:outline-level="5">Basic Principals<text:line-break/>of Terran Society</text:h>
        <text:p text:style-name="P3"><text:span text:style-name="T7">1) </text:span>Terran Society operations need to be open, transparent and accessible to <text:span text:style-name="T10">all members</text:span> as the base of power is the informed individual.</text:p>
        <text:p text:style-name="P3"><text:span text:style-name="T7">2) </text:span>Terran Society services and systems must be designed, developed and administered for the benefit of all <text:span text:style-name="T10">members</text:span>.</text:p>
        <text:p text:style-name="P7"><text:span text:style-name="T7">3) </text:span><text:span text:style-name="T13">We are c</text:span>aretakers in this wonderful world shared with many other beings, <text:span text:style-name="T13">pollution of</text:span> air, water and land <text:span text:style-name="T13">is to be avoided and cleaned up</text:span>.</text:p>
        <text:p text:style-name="P7"><text:span text:style-name="T7">4) </text:span>Services provided to Regions must be administered equally per Region.</text:p>
        <text:p text:style-name="P7"><text:span text:style-name="T7">5) </text:span>Permanent structures &amp; facilities shall be designed to last for future generations, have minimal maintenance and be as energy independent and efficient as is practical.</text:p>
        <text:p text:style-name="P7"><text:span text:style-name="T7">6) </text:span>Each community and region should be self-sufficient in a sustainable way for meeting their basic needs.</text:p>
        <text:p text:style-name="P7"><text:span text:style-name="T7">7) </text:span>A Person may be on the staff of only one branch of <text:span text:style-name="T11">World, </text:span>Regional <text:span text:style-name="T11">or</text:span> <text:span text:style-name="T11">District</text:span> <text:span text:style-name="T11">m</text:span>anagement or the Defense Force at a time.</text:p>
        <text:p text:style-name="P7"><text:span text:style-name="T7">8) </text:span>Voting rights and benefits cannot be revoked as punishment or penalty. </text:p>
        <text:h text:style-name="P8" text:outline-level="5">Terran Society<text:line-break/>Rights of the People</text:h>
        <text:p text:style-name="P9">We are endowed by our Creator with certain in-alienable Rights, among these are Life, Liberty and the Pursuit of Happiness. These Rights are not to be violated by institutions, organizations or individuals. Our duty is to protect these Rights.</text:p>
        <text:p text:style-name="P9"><text:span text:style-name="T7">01 </text:span>Each Person is a unique individual, therefore all People have a Right to their own beliefs, thoughts emotions and the free expression thereof through speech, song, writing or other art of self expression, including in the Public Space. However, a Person can be held accountable if their speech or self expression directly causes physical harm or violates the Rights of another person. </text:p>
        <text:p text:style-name="P9"><text:span text:style-name="T7">02</text:span><text:span text:style-name="T14"> </text:span><text:span text:style-name="T15">Life begins at conception.</text:span></text:p>
        <text:p text:style-name="P9"><text:span text:style-name="T14">0</text:span><text:span text:style-name="T16">3</text:span><text:span text:style-name="T14"> </text:span>People retain the Right to their body and therefore control of the consumption and use of foods and medicines. <text:span text:style-name="T17">F</text:span>orced medication, implantation, injection, medical procedure, poison or <text:span text:style-name="T17">related harm is prohibited</text:span>. Children <text:span text:style-name="T17">may</text:span> not be sexually mutilated <text:span text:style-name="T17">or be given gender modification drugs or related surgery</text:span>.</text:p>
        <text:p text:style-name="P9"><text:span text:style-name="T7">0</text:span><text:span text:style-name="T16">4</text:span><text:span text:style-name="T14"> </text:span>People have the Right to adorn, dress and present themselves as they choose <text:span text:style-name="T18">in that clothing attire may not be mandated or prohibited by law</text:span>. <text:span text:style-name="T18">Private establishment dress codes and designated uniforms </text:span><text:span text:style-name="T17">are voluntary by use and membership.</text:span></text:p>
        <text:p text:style-name="P9"><text:span text:style-name="T7">0</text:span><text:span text:style-name="T16">5</text:span><text:span text:style-name="T14"> </text:span>As Humans, we have a symbiotic relationship with the cannabis plant, the only known plant which by itself can sustain Human life and civilization. People have the right to possess, grow, use and have access to cannabis.</text:p>
        <text:p text:style-name="P9"><text:span text:style-name="T7">0</text:span><text:span text:style-name="T16">6</text:span><text:span text:style-name="T14"> </text:span>As Humans we share a relationship with all life of which our Biosphere is composed and have a natural right to responsibly use, cultivate and/or farm animals, plants, fungi, algae and such.</text:p>
        <text:p text:style-name="P9"><text:span text:style-name="T7">0</text:span><text:span text:style-name="T16">7</text:span><text:span text:style-name="T14"> </text:span>People have the Right to be free of harmful substances added to food, water, air and soil <text:span text:style-name="T17">including toxic herbicides, pesticides and chemical fertilizers and food additives</text:span>.</text:p>
        <text:p text:style-name="P9"><text:span text:style-name="T7">0</text:span><text:span text:style-name="T16">8</text:span><text:span text:style-name="T14"> </text:span>People have the Right to a healthy and safe living, working and playing environment as is practical. But they may choose to take risks upon themselves or participate in activities which can never be totally free of danger or potential harm.</text:p>
        <text:p text:style-name="P9"><text:span text:style-name="T19">0</text:span><text:span text:style-name="T16">9</text:span><text:span text:style-name="T14"> </text:span>People have the Right to peaceably assemble.</text:p>
        <text:p text:style-name="P9"><text:span text:style-name="T16">10</text:span><text:span text:style-name="T14"> </text:span>People have a Right to access and/or use Public Space without fee and managed use must be by a fair and open system.</text:p>
        <text:p text:style-name="P9"><text:soft-page-break/><text:span text:style-name="T7">1</text:span><text:span text:style-name="T16">1</text:span><text:span text:style-name="T7"> </text:span>People have the Right to Travel as is practical. Public roads and public forms of transportation must be available to all.</text:p>
        <text:p text:style-name="P9"><text:span text:style-name="T7">1</text:span><text:span text:style-name="T16">2</text:span><text:span text:style-name="T7"> </text:span>People have the right to be secure in their person, home, papers, thoughts, digital media, effects and private communications, against unreasonable search and/or seizure.</text:p>
        <text:p text:style-name="P9"><text:span text:style-name="T7">1</text:span><text:span text:style-name="T16">3</text:span><text:span text:style-name="T7"> </text:span>People have a Right to self defense and to defend others if necessary. Therefore People have the right to keep and bear arms and learn martial arts. This is does not include the use of excessive force. Weapons of mass destruction, need to be under secure military control.</text:p>
        <text:p text:style-name="P9"><text:span text:style-name="T7">1</text:span><text:span text:style-name="T16">4</text:span><text:span text:style-name="T7"> </text:span>People have the right to be quiet and to not accuse themselves. Forced confession and attempted forced confession is forbidden.</text:p>
        <text:p text:style-name="P9"><text:span text:style-name="T7">1</text:span><text:span text:style-name="T16">5</text:span><text:span text:style-name="T7"> </text:span>A Person shall be free from double jeopardy. There shall not be a hearing held twice for the same offense. A momentary single act cannot result in multiple criminal charges.</text:p>
        <text:p text:style-name="P9"><text:span text:style-name="T7">1</text:span><text:span text:style-name="T16">6</text:span><text:span text:style-name="T7"> </text:span>A Person may be accused and brought to trial only for acts which have violated the Rights of another Person, an actual injured party.</text:p>
        <text:p text:style-name="P9"><text:span text:style-name="T7">1</text:span><text:span text:style-name="T16">7</text:span><text:span text:style-name="T7"> </text:span>A mother and father will have joint custody of their children, even in a separation, unless they agree to another arrangement between themselves or through a mediator.</text:p>
        <text:p text:style-name="P9"><text:span text:style-name="T7">1</text:span><text:span text:style-name="T16">8</text:span><text:span text:style-name="T7"> </text:span>People are not property. Involuntary servitude, including taxation of an individual’s labor or services rendered is prohibited.</text:p>
        <text:p text:style-name="P9"><text:span text:style-name="T16">19</text:span><text:span text:style-name="T7"> </text:span><text:span text:style-name="T20">C</text:span>hromosomes, genes and genetically engineered life forms are not private intellectual property and may not be patented.</text:p>
        <text:p text:style-name="P9"><text:span text:style-name="T7">2</text:span><text:span text:style-name="T16">0</text:span><text:span text:style-name="T7"> </text:span>A legally defined organization of people is not a person and cannot have legal standing as an actual person.</text:p>
        <text:p text:style-name="P9"><text:span text:style-name="T7">2</text:span><text:span text:style-name="T16">1</text:span><text:span text:style-name="T7"> </text:span>People have the Right to contract freely with others as long as the enforcement of that contract or agreement does not result in harm to the individual. People <text:span text:style-name="T21">also</text:span> have the Right to terminate their consent to a contract or agreement.</text:p>
        <text:p text:style-name="P9"><text:span text:style-name="T7">2</text:span><text:span text:style-name="T16">2</text:span><text:span text:style-name="T7"> </text:span>People have the Right to <text:span text:style-name="T22">know</text:span> <text:span text:style-name="T23">the </text:span>organizational structure, roles and responsibilities <text:span text:style-name="T22">of</text:span> an<text:span text:style-name="T22">y</text:span> organization they <text:span text:style-name="T22">are a member of, employed by or</text:span><text:span text:style-name="T21"> work for</text:span>.</text:p>
        <text:p text:style-name="P9"><text:span text:style-name="T7">2</text:span><text:span text:style-name="T16">3</text:span><text:span text:style-name="T7"> </text:span>People have the right to data and information collected or stored about themselves by any person, group or organization. This includes the right to review, challenge, and amend such information.</text:p>
        <text:p text:style-name="P9"><text:span text:style-name="T7">2</text:span><text:span text:style-name="T16">4</text:span><text:span text:style-name="T7"> </text:span>No group or organization may be granted powers which result in the violation of the Rights of the People.</text:p>
        <text:p text:style-name="P9"><text:span text:style-name="T7">2</text:span><text:span text:style-name="T16">5</text:span><text:span text:style-name="T7"> </text:span>If any Person shall accept, claim, receive, or retain any title of nobility or honor, or accept and retain any present, pension, office, or emolument, from any emperor, king, prince, or foreign power, such person shall be ineligible to hold any office of public trust within Terran Society to avoid conflict of loyalty.</text:p>
        <text:p text:style-name="P9"><text:span text:style-name="T7">2</text:span><text:span text:style-name="T16">6</text:span><text:span text:style-name="T7"> </text:span>No single law created by any elected legislature can be too long or complex. If it takes more than 20 minutes for a person of average reading ability to read and/or is not in clear, understandable language, that law is null and void.</text:p>
        <text:p text:style-name="P9"><text:span text:style-name="T7">2</text:span><text:span text:style-name="T16">7</text:span><text:span text:style-name="T7"> </text:span>Any person elected or appointed to office who violates this Bill of Rights is subject to recall and a new election held for their office or legislative seat as soon as is practical.</text:p>
        <text:p text:style-name="P9"><text:span text:style-name="T7">2</text:span><text:span text:style-name="T16">8</text:span><text:span text:style-name="T7"> </text:span>Truthful authorship of any pending law or treaty has to be made public before any binding vote for approval can take place.</text:p>
        <text:p text:style-name="P9"><text:span text:style-name="T16">29</text:span><text:span text:style-name="T7"> </text:span>No law or treaty can be valid which has not been made public and read aloud in the legislature with a quorum present, at least three times. <text:span text:style-name="T5">T</text:span>hese readings <text:span text:style-name="T5">must be</text:span> spaced apart in time at least one day, before being voted on for approval.</text:p>
        <text:p text:style-name="P9"><text:span text:style-name="T7">3</text:span><text:span text:style-name="T16">0</text:span><text:span text:style-name="T7"> </text:span>No treaty or binding agreement with an outside party may be made which violates these Rights.</text:p>
        <text:p text:style-name="P9"><text:span text:style-name="T7">3</text:span><text:span text:style-name="T16">1</text:span><text:span text:style-name="T7"> </text:span>This defining of certain rights, shall not be construed to deny or disparage others retained by the People.</text:p>
        <text:p text:style-name="P9">~ ~ ~ ~ ~ ~ ~ ~ ~ ~ ~ ~ ~ ~ ~ ~ ~ ~ ~ ~ <text:s/></text:p>
        <text:p text:style-name="P9"><text:span text:style-name="T24">We are </text:span><text:span text:style-name="T25">seeking</text:span><text:span text:style-name="T24"> </text:span><text:span text:style-name="T26">individuals</text:span><text:span text:style-name="T24"> who </text:span><text:span text:style-name="T25">basically agree with these values</text:span><text:span text:style-name="T24">. </text:span><text:span text:style-name="T25">They must be able to change or adapt their model of reality with new and valid information if necessary. Most of what we are taught growing up does not hold up to objective analysis or is diabolically the opposite of the truth.</text:span><text:span text:style-name="T26"> We do not live on a ball spinning in a vacuum </text:span><text:span text:style-name="T27">and</text:span><text:span text:style-name="T26"> </text:span><text:span text:style-name="T27">our ancient ancestors were not monkeys.</text:span></text:p>
        <text:p text:style-name="Text_20_body"><text:span text:style-name="T28">T</text:span><text:span text:style-name="T29">erran Society</text:span><text:span text:style-name="T30"> is not anti-anything. We exist to create something ne</text:span><text:span text:style-name="T31">w,</text:span><text:span text:style-name="T30"> positive, human-centric but respectful of nature. </text:span><text:span text:style-name="T31">If you are truly interested and want to learn more or participate, then c</text:span><text:span text:style-name="T32">ontact: </text:span><text:a xlink:type="simple" xlink:href="mailto:Arthur.Dent1024@yandex.com" text:style-name="Internet_20_link" text:visited-style-name="Visited_20_Internet_20_Link"><text:span text:style-name="T32">Arthur.Dent1024@yandex.com</text:span></text:a></text:p>
        <text:p text:style-name="Text_20_body"><text:span text:style-name="T32"/></text:p>
        <text:p text:style-name="P10">© Terran Society <text:span text:style-name="T4">(rev 202</text:span><text:span text:style-name="T33">5</text:span><text:span text:style-name="T4">0</text:span><text:span text:style-name="T33">7</text:span><text:span text:style-name="T4">)</text:span></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Black" svg:font-family="'Arial Black'" style:font-family-generic="swiss" style:font-pitch="variable"/>
    <style:font-face style:name="Arial Black1" svg:font-family="'Arial Black'" style:font-adornments="Regular" style:font-family-generic="swiss" style:font-pitch="variable"/>
    <style:font-face style:name="Arial1" svg:font-family="Arial" style:font-adornments="Regular" style:font-family-generic="swiss" style:font-pitch="variable"/>
    <style:font-face style:name="Gentium" svg:font-family="Gentium"/>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aakar" svg:font-family="aak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Gentium"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Gentium"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Gentium" fo:font-family="Gentium"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201in" fo:margin-bottom="0.0201in" style:contextual-spacing="false" fo:line-height="118%" style:page-number="auto"/>
      <style:text-properties style:font-name="Arial1" fo:font-family="Arial" style:font-style-name="Regular" style:font-family-generic="swiss" style:font-pitch="variable" fo:font-size="10pt" style:font-size-asian="10.5pt" style:font-size-complex="10.5pt"/>
    </style:style>
    <style:style style:name="List" style:family="paragraph" style:parent-style-name="Text_20_body" style:class="list">
      <style:text-properties style:font-name="Gentium" fo:font-family="Gentium"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style:font-name="Gentium" fo:font-family="Gentium"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Gentium" fo:font-family="Gentium"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5" style:display-name="Heading 5" style:family="paragraph" style:parent-style-name="Heading" style:next-style-name="Text_20_body" style:default-outline-level="5" style:class="text" style:master-page-name="">
      <style:paragraph-properties fo:margin-left="0in" fo:margin-right="0in" fo:margin-top="0.0201in" fo:margin-bottom="0.0201in" style:contextual-spacing="false" fo:text-indent="0in" style:auto-text-indent="false" style:page-number="auto"/>
      <style:text-properties style:font-name="Arial Black1" fo:font-family="'Arial Black'" style:font-style-name="Regular" style:font-family-generic="swiss" style:font-pitch="variable" fo:font-size="75%" fo:font-weight="900" style:font-size-asian="85%" style:font-weight-asian="bold" style:font-size-complex="8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11in" fo:page-height="8.5in" style:num-format="1" style:print-orientation="landscape" fo:margin-top="0.4in" fo:margin-bottom="0.4in" fo:margin-left="0.4in" fo:margin-right="0.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3" fo:column-gap="0.4in">
          <style:column style:rel-width="21845*" fo:start-indent="0in" fo:end-indent="0.2in"/>
          <style:column style:rel-width="21845*" fo:start-indent="0.2in" fo:end-indent="0.2in"/>
          <style:column style:rel-width="21845*" fo:start-indent="0.2in" fo:end-indent="0in"/>
        </style:columns>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Gerry Carton</meta:initial-creator>
    <meta:creation-date>2018-05-26T11:03:31.837375319</meta:creation-date>
    <dc:date>2025-07-24T21:22:20.908000000</dc:date>
    <meta:editing-duration>P2DT2H55M28S</meta:editing-duration>
    <meta:editing-cycles>22</meta:editing-cycles>
    <meta:generator>LibreOffice/24.8.4.2$Windows_X86_64 LibreOffice_project/bb3cfa12c7b1bf994ecc5649a80400d06cd71002</meta:generator>
    <meta:print-date>2025-07-25T22:10:23.705000000</meta:print-date>
    <meta:document-statistic meta:table-count="0" meta:image-count="0" meta:object-count="0" meta:page-count="2" meta:paragraph-count="55" meta:word-count="1417" meta:character-count="8403" meta:non-whitespace-character-count="7028"/>
  </office:meta>
</office:document-meta>
</file>